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2"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168b8a" officeooo:paragraph-rsid="00168b8a" style:font-size-asian="12.25pt" style:font-size-complex="14pt"/>
    </style:style>
    <style:style style:name="P2" style:family="paragraph" style:parent-style-name="Standard">
      <style:paragraph-properties fo:text-align="end" style:justify-single-word="false"/>
      <style:text-properties fo:font-size="14pt" officeooo:rsid="00178f8f" officeooo:paragraph-rsid="00178f8f" style:font-size-asian="12.25pt" style:font-size-complex="14pt"/>
    </style:style>
    <style:style style:name="P3" style:family="paragraph" style:parent-style-name="Standard">
      <style:paragraph-properties fo:text-align="center" style:justify-single-word="false"/>
      <style:text-properties fo:font-size="14pt" officeooo:rsid="00168b8a" officeooo:paragraph-rsid="00168b8a" style:font-size-asian="12.25pt" style:font-name-complex="Ubuntu" style:font-size-complex="14pt"/>
    </style:style>
    <style:style style:name="P4" style:family="paragraph" style:parent-style-name="Standard">
      <style:paragraph-properties fo:text-align="end" style:justify-single-word="false"/>
      <style:text-properties fo:font-size="14pt" officeooo:rsid="00168b8a" officeooo:paragraph-rsid="00168b8a" style:font-size-asian="12.25pt" style:font-name-complex="Ubuntu" style:font-size-complex="14pt"/>
    </style:style>
    <style:style style:name="T1" style:family="text">
      <style:text-properties style:font-name-complex="Ubuntu"/>
    </style:style>
    <style:style style:name="T2" style:family="text">
      <style:text-properties officeooo:rsid="00178f8f" style:font-name-complex="Ubuntu"/>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span text:style-name="T3">ניהוג תעברותי </text:span><text:s text:c="25"/></text:p>
      <text:p text:style-name="P4">הגדרת החוק-הנהג החדש:</text:p>
      <text:p text:style-name="P4">נהג מוגדר כנהג חדש למשך השנתיים הראשונות לאחר קבלת רישיון הנהיגה</text:p>
      <text:p text:style-name="P1"><text:span text:style-name="T1">בתקופה זו חלות עליו תקנות מיוחדות, כגון הגבלה במספר הנוסעים ברכב וחובת נוכחות שלנהג מלווה עם נהג חדש צעיר ברכב. כן נדרשת ממנו הקפדה יתרה על חוקי התנועה והימנעות מביצוע עבירות שהוגדרו כעבירות חמורות.</text:span></text:p>
      <text:p text:style-name="P1"><text:span text:style-name="T1"/></text:p>
      <text:p text:style-name="P1"><text:span text:style-name="T1">על כל נהג צעיר שגילו מתחת לגיל 24,לנהוג עם נהג מלווה במשך שישה חודשים.</text:span></text:p>
      <text:p text:style-name="P1"><text:span text:style-name="T1">בשלושת החודשים הראשונים יתבצע הליווי ביום ובלילה,ובשלושת החודשים האחרונים תחול חובת הליווי בלילה בלבד. משך הליווי יעמוד על 50 שעות לפחות,מהם 20 שעות נהיגה בדך עירונית,15 שעות נהיגה בדך שאינה עירונות ו-15 שעות נהיגה בלילה. הליווי בשעות הלילה יתבצע בין השעות 21:00 בלילה עד 6:00 בבוקר למחרת.</text:span></text:p>
      <text:p text:style-name="P1"><text:span text:style-name="T2"/></text:p>
      <text:p text:style-name="P2"><text:span text:style-name="T1">תהליך הוצאות רישיון הנהיגה:</text:span></text:p>
      <text:p text:style-name="P2"><text:span text:style-name="T1">לימודי נהיגה מתחילם בגיל 16 וחצי והמבחן המעשי הראשון בגיל 16 ו9 חודשים </text:span></text:p>
      <text:p text:style-name="P2"><text:span text:style-name="T1">חובה לעבור מינימום של 28 שיעוריים מעשיים לפני הגשה לטסט.</text:span></text:p>
      <text:p text:style-name="P2"><text:span text:style-name="T1"/></text:p>
      <text:p text:style-name="P2"><text:span text:style-name="T1"/></text:p>
      <text:p text:style-name="P2"><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2"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9T10:40:02.849013703</meta:creation-date>
    <dc:date>2021-09-09T11:18:44.698572635</dc:date>
    <meta:editing-duration>PT4M40S</meta:editing-duration>
    <meta:editing-cycles>1</meta:editing-cycles>
    <meta:document-statistic meta:table-count="0" meta:image-count="0" meta:object-count="0" meta:page-count="2" meta:paragraph-count="9" meta:word-count="138" meta:character-count="838" meta:non-whitespace-character-count="679"/>
    <meta:generator>LibreOffice/7.1.5.2$Linux_X86_64 LibreOffice_project/10$Build-2</meta:generator>
  </office:meta>
</office:document-meta>
</file>